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paragraph-rsid="0000b2c1"/>
    </style:style>
    <style:style style:name="P3" style:family="paragraph" style:parent-style-name="Standard">
      <style:text-properties officeooo:rsid="001c0c14" officeooo:paragraph-rsid="001c0c14"/>
    </style:style>
    <style:style style:name="P4" style:family="paragraph" style:parent-style-name="Standard">
      <style:text-properties officeooo:rsid="0024dbfd" officeooo:paragraph-rsid="0024dbfd"/>
    </style:style>
    <style:style style:name="P5" style:family="paragraph" style:parent-style-name="Standard" style:list-style-name="L6">
      <style:text-properties officeooo:rsid="0024dbfd" officeooo:paragraph-rsid="0024dbfd"/>
    </style:style>
    <style:style style:name="P6" style:family="paragraph" style:parent-style-name="Standard" style:list-style-name="L6">
      <style:text-properties officeooo:paragraph-rsid="0024dbfd"/>
    </style:style>
    <style:style style:name="P7" style:family="paragraph" style:parent-style-name="Standard">
      <style:text-properties officeooo:paragraph-rsid="0024dbfd"/>
    </style:style>
    <style:style style:name="P8" style:family="paragraph" style:parent-style-name="Standard" style:list-style-name="L7">
      <style:text-properties officeooo:paragraph-rsid="0024dbfd"/>
    </style:style>
    <style:style style:name="P9" style:family="paragraph" style:parent-style-name="Standard" style:list-style-name="L7">
      <style:text-properties officeooo:paragraph-rsid="0025b6be"/>
    </style:style>
    <style:style style:name="P10" style:family="paragraph" style:parent-style-name="Standard">
      <style:text-properties officeooo:paragraph-rsid="0025b6be"/>
    </style:style>
    <style:style style:name="P11" style:family="paragraph" style:parent-style-name="Standard" style:list-style-name="L8">
      <style:text-properties officeooo:paragraph-rsid="0025b6be"/>
    </style:style>
    <style:style style:name="P12" style:family="paragraph" style:parent-style-name="Standard" style:list-style-name="L8">
      <style:text-properties officeooo:rsid="0025b6be" officeooo:paragraph-rsid="0025b6be"/>
    </style:style>
    <style:style style:name="P13" style:family="paragraph" style:parent-style-name="Standard">
      <style:text-properties officeooo:rsid="0025b6be" officeooo:paragraph-rsid="0025b6be"/>
    </style:style>
    <style:style style:name="P14" style:family="paragraph" style:parent-style-name="Standard" style:list-style-name="L9">
      <style:text-properties officeooo:paragraph-rsid="0025b6be"/>
    </style:style>
    <style:style style:name="P15" style:family="paragraph" style:parent-style-name="Standard" style:list-style-name="L10">
      <style:text-properties officeooo:paragraph-rsid="0025b6be"/>
    </style:style>
    <style:style style:name="P16" style:family="paragraph" style:parent-style-name="Standard" style:list-style-name="L10">
      <style:text-properties officeooo:paragraph-rsid="0025da7c"/>
    </style:style>
    <style:style style:name="P17" style:family="paragraph" style:parent-style-name="Standard">
      <style:text-properties officeooo:paragraph-rsid="0025da7c"/>
    </style:style>
    <style:style style:name="P18" style:family="paragraph" style:parent-style-name="Standard" style:list-style-name="L10">
      <style:text-properties officeooo:rsid="0025da7c" officeooo:paragraph-rsid="0025da7c"/>
    </style:style>
    <style:style style:name="P19" style:family="paragraph" style:parent-style-name="Standard">
      <style:text-properties officeooo:rsid="0025da7c" officeooo:paragraph-rsid="0025da7c"/>
    </style:style>
    <style:style style:name="P20" style:family="paragraph" style:parent-style-name="Standard" style:list-style-name="L11">
      <style:text-properties officeooo:rsid="0025da7c" officeooo:paragraph-rsid="0025da7c"/>
    </style:style>
    <style:style style:name="P21" style:family="paragraph" style:parent-style-name="Standard" style:list-style-name="L12">
      <style:text-properties officeooo:rsid="0025da7c" officeooo:paragraph-rsid="0025da7c"/>
    </style:style>
    <style:style style:name="P22" style:family="paragraph" style:parent-style-name="Standard" style:list-style-name="L13">
      <style:text-properties officeooo:rsid="0025da7c" officeooo:paragraph-rsid="0025da7c"/>
    </style:style>
    <style:style style:name="P23" style:family="paragraph" style:parent-style-name="Standard" style:list-style-name="L13">
      <style:text-properties officeooo:paragraph-rsid="0025da7c"/>
    </style:style>
    <style:style style:name="P24" style:family="paragraph" style:parent-style-name="Standard" style:list-style-name="L14">
      <style:text-properties officeooo:paragraph-rsid="0025da7c"/>
    </style:style>
    <style:style style:name="P25" style:family="paragraph" style:parent-style-name="Standard" style:list-style-name="L15">
      <style:text-properties officeooo:rsid="0027d6cc" officeooo:paragraph-rsid="0027d6cc"/>
    </style:style>
    <style:style style:name="P26" style:family="paragraph" style:parent-style-name="Standard" style:list-style-name="L15">
      <style:text-properties officeooo:paragraph-rsid="0025da7c"/>
    </style:style>
    <style:style style:name="P27" style:family="paragraph" style:parent-style-name="Standard" style:list-style-name="L15">
      <style:text-properties officeooo:paragraph-rsid="0027d6cc"/>
    </style:style>
    <style:style style:name="T1" style:family="text">
      <style:text-properties officeooo:rsid="0000b2c1"/>
    </style:style>
    <style:style style:name="T2" style:family="text">
      <style:text-properties officeooo:rsid="0023247f"/>
    </style:style>
    <style:style style:name="T3" style:family="text">
      <style:text-properties officeooo:rsid="0024dbfd"/>
    </style:style>
    <style:style style:name="T4" style:family="text">
      <style:text-properties officeooo:rsid="0025b6be"/>
    </style:style>
    <style:style style:name="T5" style:family="text">
      <style:text-properties officeooo:rsid="0025da7c"/>
    </style:style>
    <style:style style:name="T6" style:family="text">
      <style:text-properties officeooo:rsid="0027d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odule </text:span><text:span text:style-name="T2">7</text:span><text:span text:style-name="T1">: Project Implementation and Execution</text:span></text:p>
      <text:p text:style-name="P3">9/<text:span text:style-name="T2">9</text:span></text:p>
      <text:p text:style-name="P1"/>
      <text:p text:style-name="P4">Executing the Project Work</text:p>
      <text:list xml:id="list3929467955" text:style-name="L6">
        <text:list-item>
          <text:p text:style-name="P5">practitioners will begin to see the project's deliverables take shape</text:p>
        </text:list-item>
        <text:list-item>
          <text:p text:style-name="P5">team will be mentored and directed by a project manager as they complete the activities that were prepared for in the Planning stage</text:p>
        </text:list-item>
        <text:list-item>
          <text:p text:style-name="P5">performance will be tracked as work is executed, to be used in the Monitoring and Controlling stage</text:p>
        </text:list-item>
        <text:list-item>
          <text:p text:style-name="P5">encompasses all of the actions needed to complete the work defined in the project's scope statement</text:p>
        </text:list-item>
        <text:list-item>
          <text:p text:style-name="P5">Typical Executing tasks include</text:p>
          <text:list>
            <text:list-item>
              <text:p text:style-name="P5">Creating project deliverables and performing activities to meet project requirements</text:p>
            </text:list-item>
            <text:list-item>
              <text:p text:style-name="P5">Managing and coordinating project resources</text:p>
            </text:list-item>
            <text:list-item>
              <text:p text:style-name="P5">Staffing and managing teams and training team members</text:p>
            </text:list-item>
            <text:list-item>
              <text:p text:style-name="P5">Managing project communication channels and distributing relevant project information</text:p>
            </text:list-item>
            <text:list-item>
              <text:p text:style-name="P5">Generating data related to project cost, schedule, quality, and progress for comparison to baselines</text:p>
            </text:list-item>
            <text:list-item>
              <text:p text:style-name="P5">Making changes and adjustments to project plans and the project environment</text:p>
            </text:list-item>
            <text:list-item>
              <text:p text:style-name="P5">Managing and responding to risks</text:p>
            </text:list-item>
            <text:list-item>
              <text:p text:style-name="P5">Managing suppliers and sellers</text:p>
            </text:list-item>
            <text:list-item>
              <text:p text:style-name="P5">Collecting lessons learned and improving processes</text:p>
            </text:list-item>
          </text:list>
        </text:list-item>
        <text:list-item>
          <text:p text:style-name="P5">often the longest portion of a project</text:p>
        </text:list-item>
        <text:list-item>
          <text:p text:style-name="P5">on an S-curve, the Executing stage is the steepest part</text:p>
          <text:list>
            <text:list-item>
              <text:p text:style-name="P5">project resources—and therefore the project budget—are used at the fastest rate</text:p>
            </text:list-item>
          </text:list>
        </text:list-item>
        <text:list-item>
          <text:p text:style-name="P5">The Importance of Communication</text:p>
          <text:list>
            <text:list-item>
              <text:p text:style-name="P5">project may not work as hoped for, even with the best-laid and most comprehensive plans</text:p>
            </text:list-item>
            <text:list-item>
              <text:p text:style-name="P5">Activities may move faster or slower than expected so project work will need to be adjusted</text:p>
            </text:list-item>
            <text:list-item>
              <text:p text:style-name="P5">Variances may affect the project plan and require analysis and appropriate responses</text:p>
            </text:list-item>
            <text:list-item>
              <text:p text:style-name="P6"><text:span text:style-name="T3">it is very important to acknowledge these issues and to convey reactions and responses to appropriate stakeholders</text:span></text:p>
            </text:list-item>
            <text:list-item>
              <text:p text:style-name="P6">practitioners <text:span text:style-name="T3">must</text:span> ensure that key participants are informed of issues and will not be surprised by adjustments and results</text:p>
            </text:list-item>
          </text:list>
        </text:list-item>
        <text:list-item>
          <text:p text:style-name="P6">Project Leadership</text:p>
          <text:list>
            <text:list-item>
              <text:p text:style-name="P6">during project execution, management skills are the most visible</text:p>
            </text:list-item>
            <text:list-item>
              <text:p text:style-name="P6">conflicts and interpersonal issues may arise that require the use of "people skills" to manage and resolve</text:p>
            </text:list-item>
            <text:list-item>
              <text:p text:style-name="P6">Participants may also need to rely on these skills to manage team dynamics and inter-organizational relationships</text:p>
            </text:list-item>
            <text:list-item>
              <text:p text:style-name="P6">project leaders will need to ensure that team members gain experience and new skills that will help them progress</text:p>
            </text:list-item>
            <text:list-item>
              <text:p text:style-name="P6">the team will have to be lead in completing their work and achieving results</text:p>
            </text:list-item>
          </text:list>
        </text:list-item>
        <text:list-item>
          <text:p text:style-name="P6">Getting Work Done</text:p>
          <text:list>
            <text:list-item>
              <text:p text:style-name="P6">practitioners will be implementing the plans that they prepared, putting their hard work into action</text:p>
            </text:list-item>
            <text:list-item>
              <text:p text:style-name="P6">complete the objectives set forth in the project charter and create the unique results that their project was designed to accomplish</text:p>
            </text:list-item>
            <text:list-item>
              <text:p text:style-name="P6">team members grow and flourish as they learn new skills and put their experience to work</text:p>
            </text:list-item>
          </text:list>
        </text:list-item>
      </text:list>
      <text:p text:style-name="P7"/>
      <text:p text:style-name="P7"><text:soft-page-break/>Developing an Effective Team</text:p>
      <text:list xml:id="list1984113341" text:style-name="L7">
        <text:list-item>
          <text:p text:style-name="P8">Effective teams</text:p>
          <text:list>
            <text:list-item>
              <text:p text:style-name="P8">communicate freely, exchange input and feedback, and discuss ideas openly</text:p>
            </text:list-item>
            <text:list-item>
              <text:p text:style-name="P8">are more enthusiastic and committed</text:p>
            </text:list-item>
            <text:list-item>
              <text:p text:style-name="P8">resolve conflicts more quickly without intervention</text:p>
            </text:list-item>
            <text:list-item>
              <text:p text:style-name="P8">understand their roles and responsibilities</text:p>
            </text:list-item>
            <text:list-item>
              <text:p text:style-name="P8">trust their coworkers to do what is in the best interest of the project and the team</text:p>
            </text:list-item>
            <text:list-item>
              <text:p text:style-name="P8">collaborate to solve problems and make decisions</text:p>
            </text:list-item>
            <text:list-item>
              <text:p text:style-name="P8">understand the reporting relationships and level of authority of the people involved</text:p>
            </text:list-item>
          </text:list>
        </text:list-item>
        <text:list-item>
          <text:p text:style-name="P8">Tools to Develop an Effective Team</text:p>
          <text:list>
            <text:list-item>
              <text:p text:style-name="P8">Training</text:p>
              <text:list>
                <text:list-item>
                  <text:p text:style-name="P8">take advantage of planned and unplanned training opportunities</text:p>
                </text:list-item>
                <text:list-item>
                  <text:p text:style-name="P8"><text:span text:style-name="T3">p</text:span>lanned training</text:p>
                  <text:list>
                    <text:list-item>
                      <text:p text:style-name="P8">classroom or computer-based training courses</text:p>
                    </text:list-item>
                    <text:list-item>
                      <text:p text:style-name="P8">peer-to-peer instruction</text:p>
                    </text:list-item>
                    <text:list-item>
                      <text:p text:style-name="P8">mentoring by a superior</text:p>
                    </text:list-item>
                    <text:list-item>
                      <text:p text:style-name="P8">on-the-job training by a team member</text:p>
                    </text:list-item>
                  </text:list>
                </text:list-item>
                <text:list-item>
                  <text:p text:style-name="P8"><text:span text:style-name="T3">u</text:span>nplanned training</text:p>
                  <text:list>
                    <text:list-item>
                      <text:p text:style-name="P8">overheard conversations about issues or problems</text:p>
                    </text:list-item>
                    <text:list-item>
                      <text:p text:style-name="P8">answers to individual questions about a specific part of the project, etc</text:p>
                    </text:list-item>
                    <text:list-item>
                      <text:p text:style-name="P8">can be used when they present themselves, such as when team members observe others and talk about the work at hand with project participants.</text:p>
                    </text:list-item>
                  </text:list>
                </text:list-item>
              </text:list>
            </text:list-item>
            <text:list-item>
              <text:p text:style-name="P8">Team-building Activities</text:p>
              <text:list>
                <text:list-item>
                  <text:p text:style-name="P8">encourage individuals to take advantage of the help and support of their peers to get their work done</text:p>
                </text:list-item>
                <text:list-item>
                  <text:p text:style-name="P8">encourages team members to understand that problems with the project are team problems and often can only be solved when the team works together</text:p>
                </text:list-item>
                <text:list-item>
                  <text:p text:style-name="P8">may be day-long, off-site activities but can also be done as short activities within existing office space.</text:p>
                </text:list-item>
              </text:list>
            </text:list-item>
            <text:list-item>
              <text:p text:style-name="P8">Colocation</text:p>
              <text:list>
                <text:list-item>
                  <text:p text:style-name="P8">it is often useful to bring team members together to work in a collaborative work space</text:p>
                </text:list-item>
                <text:list-item>
                  <text:p text:style-name="P8">can be done on a short-term basis or as part of a longer plan</text:p>
                </text:list-item>
              </text:list>
            </text:list-item>
            <text:list-item>
              <text:p text:style-name="P8">Ground Rules</text:p>
              <text:list>
                <text:list-item>
                  <text:p text:style-name="P8">When team members don't know each other very well or come from various cultures that have different approaches to completing work</text:p>
                </text:list-item>
                <text:list-item>
                  <text:p text:style-name="P8">ground rules to articulate these differences and explain how the team can best deal with them</text:p>
                </text:list-item>
              </text:list>
            </text:list-item>
            <text:list-item>
              <text:p text:style-name="P8">Recognition <text:span text:style-name="T4">and Rewards</text:span></text:p>
              <text:list>
                <text:list-item>
                  <text:p text:style-name="P8">it is imperative to avoid recognition for individual achievements as well as "win-lose" awards such as employee of the month</text:p>
                </text:list-item>
                <text:list-item>
                  <text:p text:style-name="P9">criteria for awards should be published openly and particular attention should be paid to the type of reward or recognition that will motivate the team</text:p>
                  <text:list>
                    <text:list-item>
                      <text:p text:style-name="P9">while one team motivated by money might appreciate a pay-raise or bonus, other teams might value an office party or extra vacation days more</text:p>
                    </text:list-item>
                  </text:list>
                </text:list-item>
              </text:list>
            </text:list-item>
          </text:list>
        </text:list-item>
        <text:list-item>
          <text:p text:style-name="P9"><text:span text:style-name="T4">S</text:span>igns that teams are breaking down</text:p>
          <text:list>
            <text:list-item>
              <text:p text:style-name="P9">Chronic complaining about progress or workload, apathy, poor communication, and missed deadlines</text:p>
              <text:list>
                <text:list-item>
                  <text:p text:style-name="P9">project leaders should consider calling a meeting to let team members air their concerns</text:p>
                </text:list-item>
                <text:list-item>
                  <text:p text:style-name="P9"><text:soft-page-break/>help the team gather information and decide on a course of action, which might include additional training</text:p>
                </text:list-item>
              </text:list>
            </text:list-item>
          </text:list>
        </text:list-item>
      </text:list>
      <text:p text:style-name="P10"/>
      <text:p text:style-name="P10">Resolving Conflicts</text:p>
      <text:list xml:id="list2364663366" text:style-name="L8">
        <text:list-item>
          <text:p text:style-name="P11">first step is to encourage the parties involved to resolve their disputes on their own</text:p>
        </text:list-item>
        <text:list-item>
          <text:p text:style-name="P11">some conflict-resolution techniques will help to resolve the dispute, but may cause resentment or create new problems that may affect teamwork</text:p>
        </text:list-item>
        <text:list-item>
          <text:p text:style-name="P11">all options <text:span text:style-name="T4">should be </text:span>explored and the facts are thoroughly examined before a decision is implemented</text:p>
        </text:list-item>
        <text:list-item>
          <text:p text:style-name="P11">decisions may have repercussions that will affect <text:span text:style-name="T4">current </text:span>future work and relationships</text:p>
        </text:list-item>
        <text:list-item>
          <text:p text:style-name="P11">decisions should be explained to the concerned individuals in a professional and objective manner</text:p>
        </text:list-item>
        <text:list-item>
          <text:p text:style-name="P12">issues that cannot be resolved or that may significantly impact the project should be brought to the attention of the project sponsor or a senior executive</text:p>
        </text:list-item>
        <text:list-item>
          <text:p text:style-name="P12">staff might need to be reassigned or replaced</text:p>
        </text:list-item>
        <text:list-item>
          <text:p text:style-name="P12">changes to project staffing may affect several project parameters if the skills of those staff members are lost</text:p>
        </text:list-item>
      </text:list>
      <text:p text:style-name="P13"/>
      <text:p text:style-name="P10"><text:span text:style-name="T4">Communicating with Project Participants</text:span></text:p>
      <text:list xml:id="list456277891" text:style-name="L9">
        <text:list-item>
          <text:p text:style-name="P14">Good communication doesn't just happen—it has to be organized and coordinated</text:p>
        </text:list-item>
        <text:list-item>
          <text:p text:style-name="P14">project practitioners will have to determine</text:p>
          <text:list>
            <text:list-item>
              <text:p text:style-name="P14">who should be communicated with</text:p>
            </text:list-item>
            <text:list-item>
              <text:p text:style-name="P14">what should be communicated</text:p>
            </text:list-item>
            <text:list-item>
              <text:p text:style-name="P14">when it should be communicated</text:p>
            </text:list-item>
            <text:list-item>
              <text:p text:style-name="P14">how it should be communicated</text:p>
            </text:list-item>
            <text:list-item>
              <text:p text:style-name="P14">how often it should be communicated and updated</text:p>
            </text:list-item>
          </text:list>
        </text:list-item>
        <text:list-item>
          <text:p text:style-name="P14">evaluate the context and environment that the communication will take place in:</text:p>
          <text:list>
            <text:list-item>
              <text:p text:style-name="P14">What is known about the relationships among stakeholders?</text:p>
            </text:list-item>
            <text:list-item>
              <text:p text:style-name="P14">Are interactions friendly or are they more formal and business-like?</text:p>
            </text:list-item>
            <text:list-item>
              <text:p text:style-name="P14">What communication style does the organization use most often?</text:p>
            </text:list-item>
            <text:list-item>
              <text:p text:style-name="P14">What technology is available for communication?</text:p>
            </text:list-item>
            <text:list-item>
              <text:p text:style-name="P14">Are there any resources available for adding new technology</text:p>
              <text:list>
                <text:list-item>
                  <text:p text:style-name="P14"><text:span text:style-name="T4">Will </text:span>this new technology require training to be used effectively?</text:p>
                </text:list-item>
              </text:list>
            </text:list-item>
          </text:list>
        </text:list-item>
        <text:list-item>
          <text:p text:style-name="P14">consider the expectations that stakeholders have</text:p>
          <text:list>
            <text:list-item>
              <text:p text:style-name="P14">What format do stakeholders prefer—detailed reports or quick summaries?</text:p>
            </text:list-item>
            <text:list-item>
              <text:p text:style-name="P14">Are they expecting face-to-face interactions?</text:p>
            </text:list-item>
            <text:list-item>
              <text:p text:style-name="P14">How detailed does the information need to be?</text:p>
            </text:list-item>
            <text:list-item>
              <text:p text:style-name="P14">How often will the information be available?</text:p>
            </text:list-item>
            <text:list-item>
              <text:p text:style-name="P14">Who will ensure that the information is correct?</text:p>
            </text:list-item>
            <text:list-item>
              <text:p text:style-name="P14">How will stakeholders provide feedback and what will happen to the feedback they provide?</text:p>
            </text:list-item>
          </text:list>
        </text:list-item>
        <text:list-item>
          <text:p text:style-name="P14">Managing Communications</text:p>
          <text:list>
            <text:list-item>
              <text:p text:style-name="P14">practitioners should review the stakeholder list created in the Initiating stage</text:p>
            </text:list-item>
            <text:list-item>
              <text:p text:style-name="P14">consider whether they will need to dedicate resources to external communication</text:p>
            </text:list-item>
            <text:list-item>
              <text:p text:style-name="P14">Communication with other organizations or with the public</text:p>
              <text:list>
                <text:list-item>
                  <text:p text:style-name="P14">can be costly and time-consuming</text:p>
                </text:list-item>
                <text:list-item>
                  <text:p text:style-name="P14">is likely to require formats and methods that are different from the ones used for internal communications</text:p>
                </text:list-item>
                <text:list-item>
                  <text:p text:style-name="P14"><text:soft-page-break/>Rules and regulations on releasing information to external sources will need to be strictly enforced</text:p>
                </text:list-item>
              </text:list>
            </text:list-item>
          </text:list>
        </text:list-item>
        <text:list-item>
          <text:p text:style-name="P14">Providing Status Reports</text:p>
          <text:list>
            <text:list-item>
              <text:p text:style-name="P14">easy way to provide project progress to stakeholders</text:p>
            </text:list-item>
            <text:list-item>
              <text:p text:style-name="P14">should be concise and easy-to-understand but should still cover all aspects of the project that are important to stakeholders</text:p>
              <text:list>
                <text:list-item>
                  <text:p text:style-name="P14">What deliverables are complete or incomplete</text:p>
                </text:list-item>
                <text:list-item>
                  <text:p text:style-name="P14">Any quality or technical issues that have occurred</text:p>
                </text:list-item>
                <text:list-item>
                  <text:p text:style-name="P14">What changes have occurred and how the team has dealt with them</text:p>
                </text:list-item>
                <text:list-item>
                  <text:p text:style-name="P14">What risks are currently affecting the project and which risks could affect future work</text:p>
                </text:list-item>
                <text:list-item>
                  <text:p text:style-name="P14">Whether the team is meeting the project schedule</text:p>
                </text:list-item>
                <text:list-item>
                  <text:p text:style-name="P14">What costs have been authorized and incurred</text:p>
                </text:list-item>
                <text:list-item>
                  <text:p text:style-name="P14">How quickly resources are being used</text:p>
                </text:list-item>
              </text:list>
            </text:list-item>
          </text:list>
        </text:list-item>
        <text:list-item>
          <text:p text:style-name="P14">Customizing the Information Provided</text:p>
          <text:list>
            <text:list-item>
              <text:p text:style-name="P14">Not all stakeholders will want—or need—to see all project information</text:p>
            </text:list-item>
            <text:list-item>
              <text:p text:style-name="P14">it is important to tailor the information to the parties involved</text:p>
            </text:list-item>
            <text:list-item>
              <text:p text:style-name="P14">may want to consider appointing department managers as communication contacts so information can be tailored to focus on important facets for a particular team or department</text:p>
            </text:list-item>
          </text:list>
        </text:list-item>
        <text:list-item>
          <text:p text:style-name="P14">Technology as an Advantage</text:p>
          <text:list>
            <text:list-item>
              <text:p text:style-name="P14">can be either simple or complex depending on how frequently senders need to update and provide information to receivers</text:p>
            </text:list-item>
            <text:list-item>
              <text:p text:style-name="P14">blogs and wikis allow immediate access and can be very helpful to keep internal stakeholders up-to-date on project problems and projects</text:p>
            </text:list-item>
            <text:list-item>
              <text:p text:style-name="P14">consider holding frequent meetings to communicate relevant information</text:p>
            </text:list-item>
          </text:list>
        </text:list-item>
        <text:list-item>
          <text:p text:style-name="P14">Updating Senior Leadership</text:p>
          <text:list>
            <text:list-item>
              <text:p text:style-name="P14">Be Specific</text:p>
              <text:list>
                <text:list-item>
                  <text:p text:style-name="P14">Provide precisely what stakeholders need to know</text:p>
                </text:list-item>
              </text:list>
            </text:list-item>
            <text:list-item>
              <text:p text:style-name="P14">Be Precise</text:p>
              <text:list>
                <text:list-item>
                  <text:p text:style-name="P14">Present the information as clearly and succinctly as possible, in a format that will allow participants to quickly extract essential alignment data.</text:p>
                </text:list-item>
              </text:list>
            </text:list-item>
            <text:list-item>
              <text:p text:style-name="P14">Be Accurate</text:p>
              <text:list>
                <text:list-item>
                  <text:p text:style-name="P14">Ask team members to keep strategic objectives in mind as they submit status reports, then pass this up-to-date information along as necessary during alignment discussions.</text:p>
                </text:list-item>
              </text:list>
            </text:list-item>
            <text:list-item>
              <text:p text:style-name="P14">Be Prepared</text:p>
              <text:list>
                <text:list-item>
                  <text:p text:style-name="P14">Keep abreast of any changes to organizational objectives, and consider how these changes will affect project activities and goals.</text:p>
                </text:list-item>
              </text:list>
            </text:list-item>
            <text:list-item>
              <text:p text:style-name="P14">Be Proactive</text:p>
              <text:list>
                <text:list-item>
                  <text:p text:style-name="P14">If misalignment does occur, explain any contingency plans and corrective actions that will be implemented to compensate for inaccuracies.</text:p>
                </text:list-item>
              </text:list>
            </text:list-item>
            <text:list-item>
              <text:p text:style-name="P14">Be Collaborative</text:p>
              <text:list>
                <text:list-item>
                  <text:p text:style-name="P14">Enlist the help of sponsors, team members, and the project management office personnel in gathering data, explaining plans, and communicating adjustments.</text:p>
                </text:list-item>
              </text:list>
            </text:list-item>
            <text:list-item>
              <text:p text:style-name="P14">Be Creative</text:p>
              <text:list>
                <text:list-item>
                  <text:p text:style-name="P14">Consider using a dashboard, balanced scorecard, or other graphic element to display alignment with objectives.</text:p>
                </text:list-item>
              </text:list>
            </text:list-item>
          </text:list>
        </text:list-item>
      </text:list>
      <text:p text:style-name="P10"/>
      <text:p text:style-name="P10">Push, Pull, and Interactive Communication</text:p>
      <text:list xml:id="list2412236502" text:style-name="L10">
        <text:list-item>
          <text:p text:style-name="P16">Push communication</text:p>
          <text:list>
            <text:list-item>
              <text:p text:style-name="P16">provides an easy way for senders to ensure that information is sent to the appropriate parties</text:p>
            </text:list-item>
            <text:list-item>
              <text:p text:style-name="P16"><text:soft-page-break/>any type of communication that the sender distributes asynchronously without the guarantee of feedback</text:p>
            </text:list-item>
            <text:list-item>
              <text:p text:style-name="P15">relies on the receiver of the messages to take the initiative of reading or hearing the message</text:p>
            </text:list-item>
          </text:list>
        </text:list-item>
        <text:list-item>
          <text:p text:style-name="P16">Interactive communication</text:p>
          <text:list>
            <text:list-item>
              <text:p text:style-name="P16">provide the best way for the sender to confirm that information is received</text:p>
            </text:list-item>
            <text:list-item>
              <text:p text:style-name="P16">synchronous—information is sent and received at the same time</text:p>
            </text:list-item>
            <text:list-item>
              <text:p text:style-name="P16"><text:span text:style-name="T5">m</text:span>utual feedback will ensure that both parties finish the interaction knowing that their messages were received</text:p>
            </text:list-item>
            <text:list-item>
              <text:p text:style-name="P16">should be used when the sender needs feedback that indicates that the receiver definitively understood the message</text:p>
            </text:list-item>
            <text:list-item>
              <text:p text:style-name="P16">face-to-face interactive communication is more effective because the receiver can see and hear the sender</text:p>
            </text:list-item>
            <text:list-item>
              <text:p text:style-name="P16"><text:span text:style-name="T5">f</text:span>eeling can be expressed better through interactive communication</text:p>
              <text:list>
                <text:list-item>
                  <text:p text:style-name="P16">messages that have an emotional component should be communicated using interactive communication methods</text:p>
                </text:list-item>
              </text:list>
            </text:list-item>
            <text:list-item>
              <text:p text:style-name="P16"><text:span text:style-name="T5">since it</text:span> may need to be scheduled, it can be less convenient than push or pull methods</text:p>
            </text:list-item>
          </text:list>
        </text:list-item>
        <text:list-item>
          <text:p text:style-name="P16">Pull communication</text:p>
          <text:list>
            <text:list-item>
              <text:p text:style-name="P16">allows the receiver of the message to pull information from a source on their own schedule</text:p>
            </text:list-item>
            <text:list-item>
              <text:p text:style-name="P16">beneficial when there is a lot of information or many receivers and it would not be practical for the sender to initiate interactive or push communication with all the receivers.</text:p>
            </text:list-item>
            <text:list-item>
              <text:p text:style-name="P16">can make information available on a pull basis by using databases, the Internet, an organization's intranet, or other repositories of information</text:p>
            </text:list-item>
            <text:list-item>
              <text:p text:style-name="P18">Advantages</text:p>
              <text:list>
                <text:list-item>
                  <text:p text:style-name="P18">allows interested parties to access the information they need when they need it</text:p>
                </text:list-item>
                <text:list-item>
                  <text:p text:style-name="P18">helpful when it's not practical for a project team to compile information and "push" it to the receiver or to initiate interactive communication with the many parties involved</text:p>
                </text:list-item>
                <text:list-item>
                  <text:p text:style-name="P18">tools that are used need to be updated regularly to ensure that they contain the latest information</text:p>
                </text:list-item>
              </text:list>
            </text:list-item>
          </text:list>
        </text:list-item>
      </text:list>
      <text:p text:style-name="P19"/>
      <text:p text:style-name="P19">Kanban Boards</text:p>
      <text:list xml:id="list3275177437" text:style-name="L11">
        <text:list-item>
          <text:p text:style-name="P20">a graphic that shows how much work is involved in different parts of the project at any given time</text:p>
        </text:list-item>
        <text:list-item>
          <text:p text:style-name="P20">tasks and activities are written on sticky notes, which are then moved across the board as work is completed</text:p>
        </text:list-item>
        <text:list-item>
          <text:p text:style-name="P20">stakeholders can access information quickly to see how much work is "planned," "in progress," "in trouble," or "completed" at any point in time</text:p>
        </text:list-item>
        <text:list-item>
          <text:p text:style-name="P20">reveals any bottlenecks that result from having too much work in any single part of the project</text:p>
        </text:list-item>
      </text:list>
      <text:p text:style-name="P19"/>
      <text:p text:style-name="P19">The Project Journal</text:p>
      <text:list xml:id="list888700592" text:style-name="L12">
        <text:list-item>
          <text:p text:style-name="P21">a notebook or work document that teams can use in project reviews and retrospectives to remind them of the good and bad things that happened during the project</text:p>
        </text:list-item>
        <text:list-item>
          <text:p text:style-name="P21">practitioners should record their personal observations in a project journal</text:p>
        </text:list-item>
        <text:list-item>
          <text:p text:style-name="P21">can be as formal or informal as needed as long as it serves its purpose—to remind participants of the issues they encountered as they worked on the project</text:p>
        </text:list-item>
        <text:list-item>
          <text:p text:style-name="P21">some teams develop specific forms or templates to use, while others just use notes and bulleted lists to track information</text:p>
        </text:list-item>
        <text:list-item>
          <text:p text:style-name="P21">be sure to ask as many people as possible to keep a journal of their project work</text:p>
          <text:list>
            <text:list-item>
              <text:p text:style-name="P21">guarantees that multiple viewpoints will be heard and ensures that details about issues will be uncovered, recorded, and better understood</text:p>
            </text:list-item>
          </text:list>
        </text:list-item>
        <text:list-item>
          <text:p text:style-name="P21"><text:soft-page-break/>helpful to record information from conversations that the team has had with external resources or stakeholders, since they may not be involved in retrospectives and lessons-learned meetings</text:p>
        </text:list-item>
        <text:list-item>
          <text:p text:style-name="P21">by recording this information as it happens, practitioners will have a more complete reference to work from to improve future projects and project work</text:p>
        </text:list-item>
      </text:list>
      <text:p text:style-name="P19"/>
      <text:p text:style-name="P19">Managing and Empowering People to Execute the Project</text:p>
      <text:list xml:id="list1728254393" text:style-name="L13">
        <text:list-item>
          <text:p text:style-name="P22">Effective Delegation</text:p>
          <text:list>
            <text:list-item>
              <text:p text:style-name="P22">Define the task clearly, making sure that it is suitable for delegation.</text:p>
            </text:list-item>
            <text:list-item>
              <text:p text:style-name="P22">Select an appropriate person to delegate to—one that you trust and is capable of completing the work successfully.</text:p>
            </text:list-item>
            <text:list-item>
              <text:p text:style-name="P22">Provide clear instructions, including an explanation of why the task is important.</text:p>
            </text:list-item>
            <text:list-item>
              <text:p text:style-name="P22">Establish the desired outcome.</text:p>
            </text:list-item>
            <text:list-item>
              <text:p text:style-name="P22">Agree on timing and deadlines.</text:p>
            </text:list-item>
            <text:list-item>
              <text:p text:style-name="P22">Support and communicate during the task.</text:p>
            </text:list-item>
            <text:list-item>
              <text:p text:style-name="P22">Provide feedback on performance and results.</text:p>
            </text:list-item>
          </text:list>
        </text:list-item>
        <text:list-item>
          <text:p text:style-name="P22">Empowerment</text:p>
          <text:list>
            <text:list-item>
              <text:p text:style-name="P22">encouraging them to think, behave, take initiative, and make many decisions autonomously</text:p>
            </text:list-item>
            <text:list-item>
              <text:p text:style-name="P22">must ultimately come from the employee, but a work environment can be established that supports its use</text:p>
            </text:list-item>
            <text:list-item>
              <text:p text:style-name="P22">Examples of Empowerment</text:p>
              <text:list>
                <text:list-item>
                  <text:p text:style-name="P23"><text:span text:style-name="T6">T</text:span><text:span text:style-name="T5">eam members are encouraged to establish their daily work schedule.</text:span></text:p>
                </text:list-item>
                <text:list-item>
                  <text:p text:style-name="P22">Team members are tasked with training new employees.</text:p>
                </text:list-item>
                <text:list-item>
                  <text:p text:style-name="P22">Team members are empowered to handle customer service issues.</text:p>
                </text:list-item>
                <text:list-item>
                  <text:p text:style-name="P22">Team members are entrusted with dealing with vendors.</text:p>
                </text:list-item>
                <text:list-item>
                  <text:p text:style-name="P22">Team members are cross-trained to fill multiple roles.</text:p>
                </text:list-item>
                <text:list-item>
                  <text:p text:style-name="P22">Team members are asked to prepare or analyze administrative reports.</text:p>
                </text:list-item>
                <text:list-item>
                  <text:p text:style-name="P22">Team members are empowered in self-managed work teams.</text:p>
                </text:list-item>
              </text:list>
            </text:list-item>
          </text:list>
        </text:list-item>
      </text:list>
      <text:p text:style-name="P19"/>
      <text:p text:style-name="P17"><text:span text:style-name="T5">Collaborative Project Management</text:span></text:p>
      <text:list xml:id="list2825366160" text:style-name="L14">
        <text:list-item>
          <text:p text:style-name="P24"><text:span text:style-name="T6">w</text:span>hen teams must work across organizational boundaries to execute their projects</text:p>
        </text:list-item>
        <text:list-item>
          <text:p text:style-name="P24">ensures that project work is prioritized but the needs of functional managers and department heads are also respected</text:p>
        </text:list-item>
        <text:list-item>
          <text:p text:style-name="P24">systematic way of planning and coordinating projects that cross departments or functions</text:p>
        </text:list-item>
        <text:list-item>
          <text:p text:style-name="P24">a way of aligning the needs of projects with the "day-to-day" work within departments, while ensuring that both meet their objectives and obligations</text:p>
        </text:list-item>
        <text:list-item>
          <text:p text:style-name="P24">often produces faster results and more satisfied colleagues who are able to balance their responsibilities without undue stress or strain</text:p>
        </text:list-item>
        <text:list-item>
          <text:p text:style-name="P24">fosters relationships that are built on trust, respect, and mutual accountability, and aligns all of the needs of the organization to guarantee that new work is accomplished without sacrificing operational performance and excellence</text:p>
        </text:list-item>
        <text:list-item>
          <text:p text:style-name="P24">can be a risky undertaking if not done well and can create lasting grievances and mistrust if it is instituted but not properly monitored and controlled</text:p>
        </text:list-item>
        <text:list-item>
          <text:p text:style-name="P24">Requirements</text:p>
          <text:list>
            <text:list-item>
              <text:p text:style-name="P24">Active involvement</text:p>
            </text:list-item>
            <text:list-item>
              <text:p text:style-name="P24">Communication</text:p>
            </text:list-item>
            <text:list-item>
              <text:p text:style-name="P24">Coordination</text:p>
            </text:list-item>
            <text:list-item>
              <text:p text:style-name="P24">Cross-boundary differences</text:p>
            </text:list-item>
            <text:list-item>
              <text:p text:style-name="P24">Leadership</text:p>
            </text:list-item>
            <text:list-item>
              <text:p text:style-name="P24">Quality control and quality assurance</text:p>
            </text:list-item>
            <text:list-item>
              <text:p text:style-name="P24"><text:soft-page-break/>Transparency</text:p>
            </text:list-item>
          </text:list>
        </text:list-item>
      </text:list>
      <text:p text:style-name="P17"/>
      <text:p text:style-name="P17">Reviewing Deliverables</text:p>
      <text:list xml:id="list2747928011" text:style-name="L15">
        <text:list-item>
          <text:p text:style-name="P26"><text:span text:style-name="T6">p</text:span>roject teams should install a sequence of "gates" that the project must pass through while work is being executed</text:p>
        </text:list-item>
        <text:list-item>
          <text:p text:style-name="P26">gates will serve as "go/no-go" decision points that will allow project participants to either:</text:p>
          <text:list>
            <text:list-item>
              <text:p text:style-name="P26">Continue the project as it is currently designed</text:p>
            </text:list-item>
            <text:list-item>
              <text:p text:style-name="P26">Continue the project but make adjustments to the original concept or design</text:p>
            </text:list-item>
            <text:list-item>
              <text:p text:style-name="P26">Cancel the project because it is not meeting expectations and cannot be saved</text:p>
            </text:list-item>
          </text:list>
        </text:list-item>
        <text:list-item>
          <text:p text:style-name="P26">should occur at natural "pause points" during the project</text:p>
        </text:list-item>
        <text:list-item>
          <text:p text:style-name="P26">Gate Reviews</text:p>
          <text:list>
            <text:list-item>
              <text:p text:style-name="P26">compare "current deliverables" with "expected deliverables"</text:p>
            </text:list-item>
            <text:list-item>
              <text:p text:style-name="P26">practitioners may determine whether the anticipated results are worth the investments and risks involved in continuing the project</text:p>
            </text:list-item>
            <text:list-item>
              <text:p text:style-name="P26">a checklist is <text:span text:style-name="T6">often</text:span> used to ensure that the existing deliverables are fully compliant with project requirements and specifications</text:p>
            </text:list-item>
            <text:list-item>
              <text:p text:style-name="P26">requirements are often quantified and defined as specific criteria that allow the review team to quickly assess progress and make their decision without having to engage in elaborate discussions</text:p>
            </text:list-item>
            <text:list-item>
              <text:p text:style-name="P26">criteria used should have been defined early in the project and should be transparent and well-known to all involved in the project</text:p>
            </text:list-item>
          </text:list>
        </text:list-item>
        <text:list-item>
          <text:p text:style-name="P26">Gate Review Team</text:p>
          <text:list>
            <text:list-item>
              <text:p text:style-name="P25">should include</text:p>
              <text:list>
                <text:list-item>
                  <text:p text:style-name="P25">at least one member who has the authority to implement changes across the entire project and who is ensuring that the deliverables align with strategic objectives</text:p>
                </text:list-item>
                <text:list-item>
                  <text:p text:style-name="P27"><text:span text:style-name="T6">people from "outside" the project team who can provide objective opinions &amp; feedback</text:span></text:p>
                </text:list-item>
                <text:list-item>
                  <text:p text:style-name="P25">a customer or customer proxy who will ensure that customer viewpoints are included in the analysis</text:p>
                </text:list-item>
              </text:list>
            </text:list-item>
            <text:list-item>
              <text:p text:style-name="P25">group should have access to original scope descriptions and to any changes that the change control board has approved</text:p>
            </text:list-item>
            <text:list-item>
              <text:p text:style-name="P25">helpful to ensure that the composition of the review team remains fairly consistent</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09-09T17:15:31.931074995</dc:date>
    <meta:editing-duration>PT14H29S</meta:editing-duration>
    <meta:editing-cycles>15</meta:editing-cycles>
    <meta:generator>LibreOffice/6.4.7.2$Linux_X86_64 LibreOffice_project/40$Build-2</meta:generator>
    <meta:document-statistic meta:table-count="0" meta:image-count="0" meta:object-count="0" meta:page-count="7" meta:paragraph-count="238" meta:word-count="2879" meta:character-count="17473" meta:non-whitespace-character-count="15067"/>
  </office:meta>
</office:document-meta>
</file>